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10a" officeooo:paragraph-rsid="001c110a"/>
    </style:style>
    <style:style style:name="P2" style:family="paragraph" style:parent-style-name="Standard">
      <style:paragraph-properties fo:text-align="center" style:justify-single-word="false"/>
      <style:text-properties officeooo:rsid="001c110a" officeooo:paragraph-rsid="001c110a"/>
    </style:style>
    <style:style style:name="P3" style:family="paragraph" style:parent-style-name="Standard">
      <style:text-properties officeooo:rsid="001eac07" officeooo:paragraph-rsid="001eac07"/>
    </style:style>
    <style:style style:name="P4" style:family="paragraph" style:parent-style-name="Standard">
      <style:text-properties officeooo:rsid="001ffc1c" officeooo:paragraph-rsid="001ffc1c"/>
    </style:style>
    <style:style style:name="P5" style:family="paragraph" style:parent-style-name="Standard">
      <style:text-properties officeooo:rsid="0022c80e" officeooo:paragraph-rsid="0022c80e"/>
    </style:style>
    <style:style style:name="P6" style:family="paragraph" style:parent-style-name="Standard">
      <style:text-properties officeooo:rsid="0022c80e" officeooo:paragraph-rsid="002414f1"/>
    </style:style>
    <style:style style:name="P7" style:family="paragraph" style:parent-style-name="Standard">
      <style:text-properties officeooo:rsid="002414f1" officeooo:paragraph-rsid="002414f1"/>
    </style:style>
    <style:style style:name="P8" style:family="paragraph" style:parent-style-name="Standard">
      <style:text-properties officeooo:rsid="0025518f" officeooo:paragraph-rsid="0025518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202122" style:font-name="sans-serif" fo:font-size="11.25pt" fo:letter-spacing="normal" fo:language="en" fo:country="US" fo:font-style="normal" fo:font-weight="normal"/>
    </style:style>
    <style:style style:name="T3" style:family="text">
      <style:text-properties fo:font-variant="normal" fo:text-transform="none" fo:color="#202122" style:font-name="sans-serif" fo:font-size="11.25pt" fo:letter-spacing="normal" fo:language="en" fo:country="US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02122" style:font-name="sans-serif" fo:font-size="11.25pt" fo:letter-spacing="normal" fo:language="en" fo:country="US" fo:font-style="normal" fo:font-weight="bold"/>
    </style:style>
    <style:style style:name="T5" style:family="text">
      <style:text-properties fo:font-variant="normal" fo:text-transform="none" fo:color="#202122" style:font-name="sans-serif" fo:font-size="11.25pt" fo:letter-spacing="normal" fo:language="en" fo:country="US" fo:font-style="normal" fo:font-weight="bold" officeooo:rsid="001dc18b"/>
    </style:style>
    <style:style style:name="T6" style:family="text">
      <style:text-properties fo:font-variant="normal" fo:text-transform="none" fo:color="#202122" style:font-name="sans-serif" fo:font-size="11.25pt" fo:letter-spacing="normal" fo:font-style="normal" fo:font-weight="normal"/>
    </style:style>
    <style:style style:name="T7" style:family="text">
      <style:text-properties fo:font-variant="normal" fo:text-transform="none" fo:color="#202122" style:font-name="sans-serif" fo:font-size="11.2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1dc18b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1ffc1c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sans-serif" fo:font-size="11.25pt" fo:letter-spacing="normal" fo:font-style="normal" style:text-underline-style="none" fo:font-weight="normal" officeooo:rsid="0021c537" style:text-blinking="false" fo:background-color="#ffffff" loext:char-shading-value="0"/>
    </style:style>
    <style:style style:name="T13" style:family="text">
      <style:text-properties officeooo:rsid="0022a1d7"/>
    </style:style>
    <style:style style:name="T14" style:family="text">
      <style:text-properties officeooo:rsid="0022c80e"/>
    </style:style>
    <style:style style:name="T15" style:family="text">
      <style:text-properties officeooo:rsid="002414f1"/>
    </style:style>
    <style:style style:name="T16" style:family="text">
      <style:text-properties officeooo:rsid="0025841a"/>
    </style:style>
    <style:style style:name="T17" style:family="text">
      <style:text-properties officeooo:rsid="0026d6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perating System</text:span> </text:p>
      <text:p text:style-name="P1">1.Start,Interruption,Exception and System scheduling</text:p>
      <text:p text:style-name="P1"/>
      <text:p text:style-name="P1">1.1 BIOS</text:p>
      <text:p text:style-name="P1"><text:span text:style-name="T3">BIOS</text:span><text:span text:style-name="T6">(</text:span><text:span text:style-name="T3">Basic</text:span><text:span text:style-name="T4"> </text:span><text:span text:style-name="T5">i</text:span><text:span text:style-name="T2">nput/output </text:span><text:span text:style-name="T3">System</text:span><text:span text:style-name="T6">), that is,</text:span><text:span text:style-name="T2">basic </text:span><text:span text:style-name="T7">input and output system</text:span><text:span text:style-name="T6">, also known as ROM BIOS, System BIOS, PC BIOS, is to perform hardware initialization during the power-on and start-up phase, and provide runtime</text:span><text:a xlink:type="simple" xlink:href="https://zh.wikipedia.org/wiki/作業系統" text:style-name="Internet_20_link" text:visited-style-name="Visited_20_Internet_20_Link"><text:span text:style-name="T8"> </text:span></text:a><text:a xlink:type="simple" xlink:href="https://zh.wikipedia.org/wiki/作業系統" text:style-name="Internet_20_link" text:visited-style-name="Visited_20_Internet_20_Link"><text:span text:style-name="T9">for the operating system</text:span></text:a><text:span text:style-name="T10">(Wiki)</text:span><text:span text:style-name="T9">.</text:span></text:p>
      <text:p text:style-name="P3"><text:span text:style-name="T9">When power up,BIOS will read loading program from the special address on the disk <text:s/>boot sector(512byte). After that,BIOS gives the control right to loading program and loading program load operating system code </text:span><text:span text:style-name="T11">then operating <text:s/>system gets control right. Start finished.</text:span></text:p>
      <text:p text:style-name="P4"><text:span text:style-name="T11">B</text:span><text:span text:style-name="T9">IOS supports several basic function including displaying,read/write,check memory,keyboard input,</text:span><text:span text:style-name="T12">working under real mode.</text:span></text:p>
      <text:p text:style-name="P1"/>
      <text:p text:style-name="P1">1.2 Proc<text:span text:style-name="T13">cess</text:span> of Starting</text:p>
      <text:p text:style-name="P1"/>
      <text:p text:style-name="P5">1.2.1 CPU Initialization</text:p>
      <text:p text:style-name="P5">CPU reads the first instruction from <text:span text:style-name="T15">address</text:span> 0XFFFF0.</text:p>
      <text:p text:style-name="P7">Given CS:IP = 0XF000:FFF0.</text:p>
      <text:p text:style-name="P6">0XFFFF0 <text:span text:style-name="T15">= CS &lt;&lt; 4 + IP.</text:span></text:p>
      <text:p text:style-name="P7">BIOS is placed in address <text:s/><text:span text:style-name="T14">0XFFFF0.</text:span></text:p>
      <text:p text:style-name="P7"/>
      <text:p text:style-name="P7">1.2.2 BIOS Initialization</text:p>
      <text:p text:style-name="P7">Hardware self-check and initilization:check the existent of memory,GPU,and other peripherals. </text:p>
      <text:p text:style-name="P7">Executing BIOS:system check,setting,updating.</text:p>
      <text:p text:style-name="P7"/>
      <text:p text:style-name="P8">1.2.3 Master Booting Record(MBR)</text:p>
      <text:p text:style-name="P8">Master booting code occupies 446 bytes.</text:p>
      <text:p text:style-name="P8">Disk Partition Table(DPT) occupies 64 bytes <text:span text:style-name="T16">storing partition info of every partition</text:span>.</text:p>
      <text:p text:style-name="P8">End flag occupies 2 bytes.</text:p>
      <text:p text:style-name="P8"/>
      <text:p text:style-name="P8">1.2.4 <text:span text:style-name="T17">(DBR)</text:span></text:p>
      <text:p text:style-name="P1">1.3 Comparing with Interruption,Exception and System scheduling</text:p>
      <text:p text:style-name="P1">1.4 System schedul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6:51:32.729299778</meta:creation-date>
    <dc:date>2023-03-11T11:03:06.120264904</dc:date>
    <meta:editing-duration>PT57M5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83" meta:character-count="1341" meta:non-whitespace-character-count="1175"/>
  </office:meta>
</office:document-meta>
</file>